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s" table:style-name="ta1">
        <table:shapes>
          <draw:frame draw:z-index="0" draw:style-name="gr1" draw:text-style-name="P1" svg:width="19.015cm" svg:height="10.704cm" svg:x="1.68cm" svg:y="1.01cm">
            <draw:object draw:notify-on-update-of-ranges="'V1.3'.A4:'V1.3'.A11 'V1.3'.A14:'V1.3'.A14 'V1.3'.B4:'V1.3'.B11 'V1.3 FET'.A13:'V1.3 FET'.A13 'V1.3 FET'.B4:'V1.3 FET'.B11 'V1.3 FET'.A4:'V1.3 FET'.A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V1.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i-Connect Lite V1.3 Load tests</text:p>
          </table:table-cell>
          <table:table-cell table:number-columns-repeated="4"/>
          <table:table-cell office:value-type="string" calcext:value-type="string">
            <text:p>V=I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pi</text:p>
          </table:table-cell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load</text:p>
          </table:table-cell>
          <table:table-cell/>
          <table:table-cell office:value-type="string" calcext:value-type="string">
            <text:p>R out to pi</text:p>
          </table:table-cell>
          <table:table-cell office:value-type="string" calcext:value-type="string">
            <text:p>R pi to lo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5.09" calcext:value-type="float">
            <text:p>5.09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03" calcext:value-type="float">
            <text:p>5.03</text:p>
          </table:table-cell>
          <table:table-cell office:value-type="float" office:value="5.08" calcext:value-type="float">
            <text:p>5.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8" calcext:value-type="float">
            <text:p>5.08</text:p>
          </table:table-cell>
          <table:table-cell office:value-type="float" office:value="4.97" calcext:value-type="float">
            <text:p>4.97</text:p>
          </table:table-cell>
          <table:table-cell/>
          <table:table-cell table:formula="of:=([.C6]-[.B6])/[.A6]" office:value-type="float" office:value="0.0800000000000001" calcext:value-type="float">
            <text:p>0.08</text:p>
          </table:table-cell>
          <table:table-cell table:formula="of:=([.B6]-[.D6])/[.A6]" office:value-type="float" office:value="0.0300000000000002" calcext:value-type="float">
            <text:p>0.03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.98" calcext:value-type="float">
            <text:p>4.98</text:p>
          </table:table-cell>
          <table:table-cell office:value-type="float" office:value="5.07" calcext:value-type="float">
            <text:p>5.07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7]-[.B7])/[.A7]" office:value-type="float" office:value="0.0596026490066224" calcext:value-type="float">
            <text:p>0.059602649006623</text:p>
          </table:table-cell>
          <table:table-cell table:formula="of:=([.B7]-[.D7])/[.A7]" office:value-type="float" office:value="0.059602649006623" calcext:value-type="float">
            <text:p>0.05960264900662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4.94" calcext:value-type="float">
            <text:p>4.94</text:p>
          </table:table-cell>
          <table:table-cell office:value-type="float" office:value="5.07" calcext:value-type="float">
            <text:p>5.07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8]-[.B8])/[.A8]" office:value-type="float" office:value="0.064039408866995" calcext:value-type="float">
            <text:p>0.064039408866995</text:p>
          </table:table-cell>
          <table:table-cell table:formula="of:=([.B8]-[.D8])/[.A8]" office:value-type="float" office:value="0.0246305418719215" calcext:value-type="float">
            <text:p>0.02463054187192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4.9" calcext:value-type="float">
            <text:p>4.9</text:p>
          </table:table-cell>
          <table:table-cell office:value-type="float" office:value="5.06" calcext:value-type="float">
            <text:p>5.06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9]-[.B9])/[.A9]" office:value-type="float" office:value="0.0634920634920632" calcext:value-type="float">
            <text:p>0.063492063492063</text:p>
          </table:table-cell>
          <table:table-cell table:formula="of:=([.B9]-[.D9])/[.A9]" office:value-type="float" office:value="0.0317460317460318" calcext:value-type="float">
            <text:p>0.03174603174603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4.86" calcext:value-type="float">
            <text:p>4.86</text:p>
          </table:table-cell>
          <table:table-cell office:value-type="float" office:value="5.06" calcext:value-type="float">
            <text:p>5.06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10]-[.B10])/[.A10]" office:value-type="float" office:value="0.0671140939597313" calcext:value-type="float">
            <text:p>0.067114093959731</text:p>
          </table:table-cell>
          <table:table-cell table:formula="of:=([.B10]-[.D10])/[.A10]" office:value-type="float" office:value="0.0134228187919463" calcext:value-type="float">
            <text:p>0.013422818791946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4.79" calcext:value-type="float">
            <text:p>4.79</text:p>
          </table:table-cell>
          <table:table-cell office:value-type="float" office:value="5.05" calcext:value-type="float">
            <text:p>5.05</text:p>
          </table:table-cell>
          <table:table-cell office:value-type="float" office:value="4.67" calcext:value-type="float">
            <text:p>4.67</text:p>
          </table:table-cell>
          <table:table-cell/>
          <table:table-cell table:formula="of:=([.C11]-[.B11])/[.A11]" office:value-type="float" office:value="0.0730337078651685" calcext:value-type="float">
            <text:p>0.073033707865169</text:p>
          </table:table-cell>
          <table:table-cell table:formula="of:=([.B11]-[.D11])/[.A11]" office:value-type="float" office:value="0.0337078651685393" calcext:value-type="float">
            <text:p>0.03370786516853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1.3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load=As measure at 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ut=As measured at Vout pins on Pi-Connect L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i=As measured on 40pin GPIO header</text:p>
          </table:table-cell>
          <table:table-cell table:number-columns-repeated="6"/>
        </table:table-row>
      </table:table>
      <table:table table:name="V1.3 FE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i-Connect Lite V1.3 Load tests, with SI2323DS (3.7A) FET fitted</text:p>
          </table:table-cell>
          <table:table-cell table:number-columns-repeated="4"/>
          <table:table-cell office:value-type="string" calcext:value-type="string">
            <text:p>V=I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Vpi</text:p>
          </table:table-cell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load</text:p>
          </table:table-cell>
          <table:table-cell/>
          <table:table-cell office:value-type="string" calcext:value-type="string">
            <text:p>R out to pi</text:p>
          </table:table-cell>
          <table:table-cell office:value-type="string" calcext:value-type="string">
            <text:p>R pi to lo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5.09" calcext:value-type="float">
            <text:p>5.09</text:p>
          </table:table-cell>
          <table:table-cell office:value-type="float" office:value="4.97" calcext:value-type="float">
            <text:p>4.97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.02" calcext:value-type="float">
            <text:p>5.02</text:p>
          </table:table-cell>
          <table:table-cell office:value-type="float" office:value="5.08" calcext:value-type="float">
            <text:p>5.08</text:p>
          </table:table-cell>
          <table:table-cell office:value-type="float" office:value="4.97" calcext:value-type="float">
            <text:p>4.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1" calcext:value-type="float">
            <text:p>5.01</text:p>
          </table:table-cell>
          <table:table-cell office:value-type="float" office:value="5.08" calcext:value-type="float">
            <text:p>5.08</text:p>
          </table:table-cell>
          <table:table-cell office:value-type="float" office:value="4.97" calcext:value-type="float">
            <text:p>4.97</text:p>
          </table:table-cell>
          <table:table-cell/>
          <table:table-cell table:formula="of:=([.C6]-[.B6])/[.A6]" office:value-type="float" office:value="0.0700000000000003" calcext:value-type="float">
            <text:p>0.07</text:p>
          </table:table-cell>
          <table:table-cell table:formula="of:=([.B6]-[.D6])/[.A6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5" calcext:value-type="float">
            <text:p>5</text:p>
          </table:table-cell>
          <table:table-cell office:value-type="float" office:value="5.07" calcext:value-type="float">
            <text:p>5.07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7]-[.B7])/[.A7]" office:value-type="float" office:value="0.0463576158940399" calcext:value-type="float">
            <text:p>0.04635761589404</text:p>
          </table:table-cell>
          <table:table-cell table:formula="of:=([.B7]-[.D7])/[.A7]" office:value-type="float" office:value="0.0728476821192055" calcext:value-type="float">
            <text:p>0.07284768211920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4.97" calcext:value-type="float">
            <text:p>4.97</text:p>
          </table:table-cell>
          <table:table-cell office:value-type="float" office:value="5.07" calcext:value-type="float">
            <text:p>5.07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8]-[.B8])/[.A8]" office:value-type="float" office:value="0.0505050505050508" calcext:value-type="float">
            <text:p>0.050505050505051</text:p>
          </table:table-cell>
          <table:table-cell table:formula="of:=([.B8]-[.D8])/[.A8]" office:value-type="float" office:value="0.0404040404040404" calcext:value-type="float">
            <text:p>0.04040404040404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94" calcext:value-type="float">
            <text:p>4.94</text:p>
          </table:table-cell>
          <table:table-cell office:value-type="float" office:value="5.06" calcext:value-type="float">
            <text:p>5.06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9]-[.B9])/[.A9]" office:value-type="float" office:value="0.0479999999999997" calcext:value-type="float">
            <text:p>0.048</text:p>
          </table:table-cell>
          <table:table-cell table:formula="of:=([.B9]-[.D9])/[.A9]" office:value-type="float" office:value="0.0200000000000003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1" calcext:value-type="float">
            <text:p>4.91</text:p>
          </table:table-cell>
          <table:table-cell office:value-type="float" office:value="5.06" calcext:value-type="float">
            <text:p>5.06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10]-[.B10])/[.A10]" office:value-type="float" office:value="0.0499999999999998" calcext:value-type="float">
            <text:p>0.05</text:p>
          </table:table-cell>
          <table:table-cell table:formula="of:=([.B10]-[.D10])/[.A10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.87" calcext:value-type="float">
            <text:p>4.87</text:p>
          </table:table-cell>
          <table:table-cell office:value-type="float" office:value="5.05" calcext:value-type="float">
            <text:p>5.05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11]-[.B11])/[.A11]" office:value-type="float" office:value="0.0515759312320916" calcext:value-type="float">
            <text:p>0.051575931232092</text:p>
          </table:table-cell>
          <table:table-cell table:formula="of:=([.B11]-[.D11])/[.A11]" office:value-type="float" office:value="0.0143266475644699" calcext:value-type="float">
            <text:p>0.0143266475644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1.3 with SI2323DS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Vload=As measure at 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ut=As measured at Vout pins on Pi-Connect L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i=As measured on 40pin GPIO head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3:13:46.719425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2:37:35.061210711</meta:creation-date>
    <dc:date>2021-09-12T13:25:15.300243401</dc:date>
    <meta:editing-duration>PT1H40M56S</meta:editing-duration>
    <meta:editing-cycles>10</meta:editing-cycles>
    <meta:generator>LibreOffice/6.4.7.2$Linux_X86_64 LibreOffice_project/40$Build-2</meta:generator>
    <meta:document-statistic meta:table-count="3" meta:cell-count="110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16cm" svg:height="10.705cm" xlink:href=".." xlink:type="simple" chart:class="chart:scatter" chart:style-name="ch1">
        <chart:title svg:x="7.229cm" svg:y="0.35cm" chart:style-name="ch2">
          <text:p>Output Voltage at load</text:p>
        </chart:title>
        <chart:legend chart:legend-position="end" svg:x="14.576cm" svg:y="4.804cm" style:legend-expansion="high" chart:style-name="ch3"/>
        <chart:plot-area chart:style-name="ch4" table:cell-range-address="'V1.3'.A4:'V1.3'.B11 'V1.3'.A14:'V1.3'.A14 'V1.3 FET'.A13:'V1.3 FET'.A13 'V1.3 FET'.B4:'V1.3 FET'.B11" chart:data-source-has-labels="row" svg:x="1.391cm" svg:y="1.343cm" svg:width="12.805cm" svg:height="8.167cm">
          <chartooo:coordinate-region svg:x="2.303cm" svg:y="1.543cm" svg:width="11.799cm" svg:height="7.32cm"/>
          <chart:axis chart:dimension="x" chart:name="primary-x" chart:style-name="ch5">
            <chart:title svg:x="6.942cm" svg:y="9.724cm" chart:style-name="ch6">
              <text:p>Current (A)</text:p>
            </chart:title>
          </chart:axis>
          <chart:axis chart:dimension="y" chart:name="primary-y" chart:style-name="ch5">
            <chart:title svg:x="0.451cm" svg:y="7.044cm" chart:style-name="ch7">
              <text:p>Voltage at Header (V)</text:p>
            </chart:title>
            <chart:grid chart:style-name="ch8" chart:class="major"/>
          </chart:axis>
          <chart:series chart:style-name="ch9" chart:values-cell-range-address="'V1.3'.B4:'V1.3'.B11" chart:label-cell-address="'V1.3'.A14:'V1.3'.A14" chart:class="chart:scatter">
            <chart:domain table:cell-range-address="'V1.3'.A4:'V1.3'.A11"/>
            <chart:data-point chart:repeated="8"/>
          </chart:series>
          <chart:series chart:style-name="ch10" chart:values-cell-range-address="'V1.3 FET'.B4:'V1.3 FET'.B11" chart:label-cell-address="'V1.3 FET'.A13:'V1.3 FET'.A13" chart:class="chart:scatter">
            <chart:domain table:cell-range-address="'V1.3 FET'.A4:'V1.3 FET'.A11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1.3</text:p>
                <draw:g>
                  <svg:desc>'V1.3'.A14:'V1.3'.A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1.3 with SI2323DS</text:p>
                <draw:g>
                  <svg:desc>'V1.3 FET'.A13:'V1.3 FET'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1.3'.A4:'V1.3'.A11</svg:desc>
                </draw:g>
              </table:table-cell>
              <table:table-cell office:value-type="float" office:value="5.05">
                <text:p>5.05</text:p>
                <draw:g>
                  <svg:desc>'V1.3'.B4:'V1.3'.B11</svg:desc>
                </draw:g>
              </table:table-cell>
              <table:table-cell office:value-type="float" office:value="0">
                <text:p>0</text:p>
                <draw:g>
                  <svg:desc>'V1.3 FET'.A4:'V1.3 FET'.A11</svg:desc>
                </draw:g>
              </table:table-cell>
              <table:table-cell office:value-type="float" office:value="5.05">
                <text:p>5.05</text:p>
                <draw:g>
                  <svg:desc>'V1.3 FET'.B4:'V1.3 FET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.03">
                <text:p>5.03</text:p>
              </table:table-cell>
              <table:table-cell office:value-type="float" office:value="0.49">
                <text:p>0.49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">
                <text:p>1.51</text:p>
              </table:table-cell>
              <table:table-cell office:value-type="float" office:value="4.98">
                <text:p>4.98</text:p>
              </table:table-cell>
              <table:table-cell office:value-type="float" office:value="1.51">
                <text:p>1.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">
                <text:p>2.03</text:p>
              </table:table-cell>
              <table:table-cell office:value-type="float" office:value="4.94">
                <text:p>4.94</text:p>
              </table:table-cell>
              <table:table-cell office:value-type="float" office:value="1.98">
                <text:p>1.98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2">
                <text:p>2.52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">
                <text:p>2.98</text:p>
              </table:table-cell>
              <table:table-cell office:value-type="float" office:value="4.86">
                <text:p>4.86</text:p>
              </table:table-cell>
              <table:table-cell office:value-type="float" office:value="3">
                <text:p>3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6">
                <text:p>3.56</text:p>
              </table:table-cell>
              <table:table-cell office:value-type="float" office:value="4.79">
                <text:p>4.79</text:p>
              </table:table-cell>
              <table:table-cell office:value-type="float" office:value="3.49">
                <text:p>3.49</text:p>
              </table:table-cell>
              <table:table-cell office:value-type="float" office:value="4.87">
                <text:p>4.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